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officeooo:rsid="0020809f" officeooo:paragraph-rsid="00211b85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text-underline-style="solid" style:text-underline-width="auto" style:text-underline-color="font-color" fo:font-weight="bold" officeooo:rsid="00249ca6" officeooo:paragraph-rsid="0027233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style:text-underline-style="solid" style:text-underline-width="auto" style:text-underline-color="font-color" fo:font-weight="bold" officeooo:rsid="00272333" officeooo:paragraph-rsid="00272333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officeooo:rsid="001e08c1" officeooo:paragraph-rsid="001e08c1"/>
    </style:style>
    <style:style style:name="P8" style:family="paragraph" style:parent-style-name="Preformatted_20_Text">
      <style:text-properties officeooo:rsid="001faf1a" officeooo:paragraph-rsid="001faf1a"/>
    </style:style>
    <style:style style:name="P9" style:family="paragraph" style:parent-style-name="Preformatted_20_Text">
      <style:text-properties officeooo:rsid="001faf1a" officeooo:paragraph-rsid="0020809f"/>
    </style:style>
    <style:style style:name="P10" style:family="paragraph" style:parent-style-name="Preformatted_20_Text">
      <style:text-properties officeooo:rsid="0020809f" officeooo:paragraph-rsid="0020809f"/>
    </style:style>
    <style:style style:name="P11" style:family="paragraph" style:parent-style-name="Preformatted_20_Text">
      <style:text-properties officeooo:rsid="002618f2" officeooo:paragraph-rsid="002618f2"/>
    </style:style>
    <style:style style:name="P12" style:family="paragraph" style:parent-style-name="Preformatted_20_Text">
      <style:text-properties fo:font-size="10pt" style:text-underline-style="none" fo:font-weight="normal" officeooo:rsid="00249ca6" officeooo:paragraph-rsid="00249ca6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style:text-underline-style="none" fo:font-weight="normal" officeooo:rsid="00272333" officeooo:paragraph-rsid="00272333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style:text-underline-style="none" fo:font-weight="normal" officeooo:rsid="00291a6d" officeooo:paragraph-rsid="00291a6d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style:text-underline-style="none" fo:font-weight="normal" officeooo:rsid="002b44fb" officeooo:paragraph-rsid="002b44fb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style:text-underline-style="none" fo:font-weight="normal" officeooo:rsid="002c6e34" officeooo:paragraph-rsid="002c6e34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style:text-underline-style="solid" style:text-underline-width="auto" style:text-underline-color="font-color" fo:font-weight="bold" officeooo:rsid="00272333" officeooo:paragraph-rsid="00272333" style:font-size-asian="8.75pt" style:font-weight-asian="bold" style:font-size-complex="10pt" style:font-weight-complex="bold"/>
    </style:style>
    <style:style style:name="P18" style:family="paragraph" style:parent-style-name="Preformatted_20_Text">
      <style:text-properties officeooo:paragraph-rsid="002c6e34"/>
    </style:style>
    <style:style style:name="P19" style:family="paragraph" style:parent-style-name="Horizontal_20_Line" style:list-style-name="L1"/>
    <style:style style:name="P20" style:family="paragraph" style:parent-style-name="Preformatted_20_Text" style:list-style-name="L2">
      <style:text-properties officeooo:paragraph-rsid="001c8cb3"/>
    </style:style>
    <style:style style:name="P21" style:family="paragraph" style:parent-style-name="Preformatted_20_Text" style:list-style-name="L2">
      <style:text-properties officeooo:rsid="001c8cb3" officeooo:paragraph-rsid="001c8cb3"/>
    </style:style>
    <style:style style:name="P22" style:family="paragraph" style:parent-style-name="Preformatted_20_Text" style:list-style-name="L3">
      <style:text-properties officeooo:rsid="001faf1a" officeooo:paragraph-rsid="0020809f"/>
    </style:style>
    <style:style style:name="P23" style:family="paragraph" style:parent-style-name="Preformatted_20_Text">
      <style:text-properties fo:font-size="10pt" style:text-underline-style="none" fo:font-weight="normal" officeooo:rsid="00272333" officeooo:paragraph-rsid="00272333" style:font-size-asian="8.75pt" style:font-weight-asian="normal" style:font-size-complex="10pt" style:font-weight-complex="normal"/>
    </style:style>
    <style:style style:name="P24" style:family="paragraph" style:parent-style-name="Preformatted_20_Text" style:list-style-name="L4">
      <style:paragraph-properties fo:line-height="200%"/>
      <style:text-properties fo:font-size="10pt" style:text-underline-style="none" fo:font-weight="normal" officeooo:rsid="00272333" officeooo:paragraph-rsid="00272333" style:font-size-asian="8.75pt" style:font-weight-asian="normal" style:font-size-complex="10pt" style:font-weight-complex="normal"/>
    </style:style>
    <style:style style:name="P25" style:family="paragraph" style:parent-style-name="Preformatted_20_Text" style:list-style-name="L5">
      <style:text-properties fo:font-size="10pt" style:text-underline-style="none" fo:font-weight="normal" officeooo:rsid="00272333" officeooo:paragraph-rsid="00272333" style:font-size-asian="8.75pt" style:font-weight-asian="normal" style:font-size-complex="10pt" style:font-weight-complex="normal"/>
    </style:style>
    <style:style style:name="P26" style:family="paragraph" style:parent-style-name="Preformatted_20_Text" style:list-style-name="L6">
      <style:text-properties fo:font-size="10pt" style:text-underline-style="none" fo:font-weight="normal" officeooo:rsid="00272333" officeooo:paragraph-rsid="00272333" style:font-size-asian="8.75pt" style:font-weight-asian="normal" style:font-size-complex="10pt" style:font-weight-complex="normal"/>
    </style:style>
    <style:style style:name="P27" style:family="paragraph" style:parent-style-name="Preformatted_20_Text" style:list-style-name="L4">
      <style:text-properties fo:font-size="10pt" style:text-underline-style="none" fo:font-weight="normal" officeooo:rsid="002c6e34" officeooo:paragraph-rsid="002b44fb" style:font-size-asian="8.75pt" style:font-weight-asian="normal" style:font-size-complex="10pt" style:font-weight-complex="normal"/>
    </style:style>
    <style:style style:name="P28" style:family="paragraph" style:parent-style-name="Preformatted_20_Text" style:list-style-name="L7">
      <style:text-properties fo:font-size="10pt" style:text-underline-style="none" fo:font-weight="normal" officeooo:rsid="002c6e34" officeooo:paragraph-rsid="002c6e34" style:font-size-asian="8.75pt" style:font-weight-asian="normal" style:font-size-complex="10pt" style:font-weight-complex="normal"/>
    </style:style>
    <style:style style:name="P29" style:family="paragraph" style:parent-style-name="Preformatted_20_Text" style:list-style-name="L4">
      <style:paragraph-properties fo:line-height="200%"/>
      <style:text-properties officeooo:rsid="002b44fb" officeooo:paragraph-rsid="002b44fb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cm" fo:margin-bottom="0cm" style:contextual-spacing="false"/>
    </style:style>
    <style:style style:name="P32" style:family="paragraph" style:parent-style-name="Text_20_body" style:list-style-name="L2"/>
    <style:style style:name="T1" style:family="text">
      <style:text-properties officeooo:rsid="001bb9cc"/>
    </style:style>
    <style:style style:name="T2" style:family="text">
      <style:text-properties officeooo:rsid="001c8cb3"/>
    </style:style>
    <style:style style:name="T3" style:family="text">
      <style:text-properties officeooo:rsid="001faf1a"/>
    </style:style>
    <style:style style:name="T4" style:family="text">
      <style:text-properties officeooo:rsid="00211b85"/>
    </style:style>
    <style:style style:name="T5" style:family="text">
      <style:text-properties officeooo:rsid="0021d06f"/>
    </style:style>
    <style:style style:name="T6" style:family="text">
      <style:text-properties officeooo:rsid="00272333"/>
    </style:style>
    <style:style style:name="T7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8" style:family="text">
      <style:text-properties fo:font-size="10pt" style:text-underline-style="none" fo:font-weight="normal" officeooo:rsid="00272333" style:font-size-asian="8.75pt" style:font-weight-asian="normal" style:font-size-complex="10pt" style:font-weight-complex="normal"/>
    </style:style>
    <style:style style:name="T9" style:family="text">
      <style:text-properties fo:font-size="10pt" style:text-underline-style="none" fo:font-weight="normal" officeooo:rsid="00297c50" style:font-size-asian="8.75pt" style:font-weight-asian="normal" style:font-size-complex="10pt" style:font-weight-complex="normal"/>
    </style:style>
    <style:style style:name="T10" style:family="text">
      <style:text-properties fo:font-size="10pt" style:text-underline-style="none" fo:font-weight="normal" officeooo:rsid="002c6e34" style:font-size-asian="8.75pt" style:font-weight-asian="normal" style:font-size-complex="10pt" style:font-weight-complex="normal"/>
    </style:style>
    <style:style style:name="T11" style:family="text">
      <style:text-properties fo:font-size="10pt" style:text-underline-style="none" fo:font-weight="normal" fo:background-color="#ffff00" loext:char-shading-value="0" style:font-size-asian="8.75pt" style:font-weight-asian="normal" style:font-size-complex="10pt" style:font-weight-complex="normal"/>
    </style:style>
    <style:style style:name="T12" style:family="text">
      <style:text-properties fo:font-size="10pt" style:text-underline-style="none" fo:font-weight="bold" officeooo:rsid="002c6e34" style:font-size-asian="8.75pt" style:font-weight-asian="bold" style:font-size-complex="10pt" style:font-weight-complex="bold"/>
    </style:style>
    <style:style style:name="T13" style:family="text">
      <style:text-properties fo:font-size="10pt" style:text-underline-style="none" fo:background-color="#ffff00" loext:char-shading-value="0" style:font-size-asian="8.75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91a6d"/>
    </style:style>
    <style:style style:name="T16" style:family="text">
      <style:text-properties officeooo:rsid="00297c50"/>
    </style:style>
    <style:style style:name="T17" style:family="text">
      <style:text-properties officeooo:rsid="002c6e34"/>
    </style:style>
    <style:style style:name="T18" style:family="text">
      <style:text-properties fo:font-size="12pt" style:text-underline-style="none" fo:font-weight="bold" officeooo:rsid="00272333" style:font-size-asian="12pt" style:font-weight-asian="bold" style:font-size-complex="12pt" style:font-weight-complex="bold"/>
    </style:style>
    <style:style style:name="T19" style:family="text">
      <style:text-properties fo:font-size="12pt" style:text-underline-style="none" fo:font-weight="bold" officeooo:rsid="002c6e34" style:font-size-asian="12pt" style:font-weight-asian="bold" style:font-size-complex="12pt" style:font-weight-complex="bold"/>
    </style:style>
    <style:style style:name="T20" style:family="text">
      <style:text-properties officeooo:rsid="002e24a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&gt;18/10 - <text:s/>Git and environment setup</text:p>
      <text:p text:style-name="P2"/>
      <text:p text:style-name="Preformatted_20_Text">* Creation of SSH token and authenticating it</text:p>
      <text:p text:style-name="Preformatted_20_Text"/>
      <text:p text:style-name="P6"><text:span text:style-name="T1">C</text:span>ommands --</text:p>
      <text:p text:style-name="Preformatted_20_Text"/>
      <text:list xml:id="list237746447" text:style-name="L1">
        <text:list-item>
          <text:p text:style-name="P30">Update the system file</text:p>
          <text:list>
            <text:list-item>
              <text:p text:style-name="P31">sudo apt update -y </text:p>
            </text:list-item>
            <text:list-item>
              <text:p text:style-name="P31">sudo apt upgrade -y </text:p>
            </text:list-item>
          </text:list>
        </text:list-item>
        <text:list-item>
          <text:p text:style-name="P30">Check git available or not</text:p>
          <text:list>
            <text:list-item>
              <text:p text:style-name="P31">git —version </text:p>
            </text:list-item>
            <text:list-item>
              <text:p text:style-name="P31">if not available install git using below command </text:p>
              <text:list>
                <text:list-item>
                  <text:p text:style-name="P31">sudo apt install git-all -y </text:p>
                </text:list-item>
              </text:list>
            </text:list-item>
          </text:list>
        </text:list-item>
        <text:list-item>
          <text:p text:style-name="P30">Check git version again</text:p>
        </text:list-item>
        <text:list-item>
          <text:p text:style-name="P30">Check global configuration of Git</text:p>
          <text:list>
            <text:list-item>
              <text:p text:style-name="P31">git config —global—list </text:p>
            </text:list-item>
          </text:list>
        </text:list-item>
        <text:list-item>
          <text:p text:style-name="P30">Configure global credentials:</text:p>
          <text:list>
            <text:list-item>
              <text:p text:style-name="P31">git config —global <text:a xlink:type="simple" xlink:href="http://user.name/" text:style-name="Internet_20_link" text:visited-style-name="Visited_20_Internet_20_Link">user.name</text:a> “<text:span text:style-name="Emphasis">give your git username</text:span>” </text:p>
            </text:list-item>
            <text:list-item>
              <text:p text:style-name="P31">git config —global <text:a xlink:type="simple" xlink:href="http://user.email/" text:style-name="Internet_20_link" text:visited-style-name="Visited_20_Internet_20_Link">user.email</text:a> “<text:span text:style-name="Emphasis">give your git mail id</text:span>” </text:p>
            </text:list-item>
          </text:list>
        </text:list-item>
        <text:list-item>
          <text:p text:style-name="P30">Now check your global credentials again using:</text:p>
          <text:list>
            <text:list-item>
              <text:p text:style-name="P31">git config —list </text:p>
            </text:list-item>
          </text:list>
          <text:p text:style-name="P19"/>
        </text:list-item>
        <text:list-item>
          <text:p text:style-name="P30">Create a directory and initialize the local repository</text:p>
          <text:list>
            <text:list-item>
              <text:p text:style-name="P31">mkdir my_first_project </text:p>
            </text:list-item>
            <text:list-item>
              <text:p text:style-name="P31">cd my_first_project </text:p>
            </text:list-item>
            <text:list-item>
              <text:p text:style-name="P31">git init </text:p>
            </text:list-item>
          </text:list>
        </text:list-item>
        <text:list-item>
          <text:p text:style-name="P30">Create a sample file and add some text into it:</text:p>
          <text:list>
            <text:list-item>
              <text:p text:style-name="P31">echo “<text:span text:style-name="Emphasis">Hello DevOps</text:span>” &gt;&gt; sample.txt </text:p>
            </text:list-item>
            <text:list-item>
              <text:p text:style-name="P31">cat sample.txt </text:p>
            </text:list-item>
          </text:list>
        </text:list-item>
        <text:list-item>
          <text:p text:style-name="P30">Stage and commit the file:</text:p>
          <text:list>
            <text:list-item>
              <text:p text:style-name="P31">git add sample.txt </text:p>
            </text:list-item>
            <text:list-item>
              <text:p text:style-name="P30">git commit -m “<text:span text:style-name="Emphasis">Add your message here</text:span>” </text:p>
            </text:list-item>
          </text:list>
        </text:list-item>
      </text:list>
      <text:p text:style-name="Horizontal_20_Line"/>
      <text:list xml:id="list291961454" text:style-name="L2">
        <text:list-item>
          <text:p text:style-name="P32">Create a Repository on your github account. Add repo name and also readme file</text:p>
        </text:list-item>
        <text:list-item>
          <text:p text:style-name="P32">Create SSH Key:</text:p>
          <text:list>
            <text:list-item>
              <text:p text:style-name="P32">ssh-keygen -t ed25519 -C "<text:span text:style-name="Emphasis">Enter your github mail id</text:span>"</text:p>
            </text:list-item>
            <text:list-item>
              <text:p text:style-name="P32">eval "$(ssh-agent -s)”</text:p>
            </text:list-item>
            <text:list-item>
              <text:p text:style-name="P32">ssh-add ~/.ssh/id_ed25519</text:p>
            </text:list-item>
            <text:list-item>
              <text:p text:style-name="P32">cat ~/.ssh/id_ed25519.pub</text:p>
              <text:p text:style-name="P32"><text:soft-page-break/>(Copy the entire key displayed)</text:p>
            </text:list-item>
          </text:list>
        </text:list-item>
        <text:list-item>
          <text:p text:style-name="P32">Open your github profile and navigate to settings.</text:p>
        </text:list-item>
        <text:list-item>
          <text:p text:style-name="P32">In settings on left side search for SSH and GPG Keys and add the key along with the title and save the ssh key.</text:p>
        </text:list-item>
        <text:list-item>
          <text:p text:style-name="P21">Verify the same using the command</text:p>
          <text:list>
            <text:list-item>
              <text:p text:style-name="P20"><text:span text:style-name="T2">ssh -T git@github.com</text:span><text:tab/><text:tab/></text:p>
            </text:list-item>
          </text:list>
        </text:list-item>
      </text:list>
      <text:p text:style-name="Preformatted_20_Text"/>
      <text:p text:style-name="P2">--&gt;23/10 - MERGE CONFLICTS AND RESOLVING STRATIGES</text:p>
      <text:p text:style-name="Preformatted_20_Text"/>
      <text:p text:style-name="P1"/>
      <text:p text:style-name="P2">--&gt;24/10 - Branch creations and push through cmd</text:p>
      <text:p text:style-name="Preformatted_20_Text"/>
      <text:p text:style-name="Preformatted_20_Text">* Creation of personal tokens</text:p>
      <text:p text:style-name="Preformatted_20_Text"/>
      <text:p text:style-name="Preformatted_20_Text"/>
      <text:p text:style-name="P7">Step 1: <text:span text:style-name="T3">Github Account -&gt; Settings -&gt; Developer Settings -&gt; Personal Access Tokens -&gt; Fine grained tokens</text:span></text:p>
      <text:p text:style-name="P8"/>
      <text:list xml:id="list693178967" text:style-name="L3">
        <text:list-item>
          <text:p text:style-name="P22">copy and save the token key in a file for future reference. </text:p>
        </text:list-item>
      </text:list>
      <text:p text:style-name="P9"/>
      <text:p text:style-name="P10">Step 2: creating a branch and pushing it into the repository.</text:p>
      <text:p text:style-name="P10"/>
      <text:p text:style-name="P10">- git checkout -b branchname</text:p>
      <text:p text:style-name="P10">- git branch</text:p>
      <text:p text:style-name="P10">- <text:span text:style-name="T5">git checkout branchname <text:s text:c="4"/>(to move from main/master to another branch)</text:span></text:p>
      <text:p text:style-name="P10">- git add .</text:p>
      <text:p text:style-name="P10">- git commit -m “message”</text:p>
      <text:p text:style-name="P10">- git push -u origin branchname</text:p>
      <text:p text:style-name="P10"/>
      <text:p text:style-name="P11">Step 3: Pull request</text:p>
      <text:p text:style-name="P11"/>
      <text:p text:style-name="P11">- git pull origin <text:s/></text:p>
      <text:p text:style-name="P10"/>
      <text:p text:style-name="P3">--&gt;2<text:span text:style-name="T4">7</text:span>/10 – <text:span text:style-name="T4">Introduction to Jenkins</text:span></text:p>
      <text:p text:style-name="P3"/>
      <text:p text:style-name="P12">write about jenkins</text:p>
      <text:p text:style-name="P12"/>
      <text:p text:style-name="P12"/>
      <text:p text:style-name="P4">--&gt;<text:span text:style-name="T20">29/10 -</text:span> <text:span text:style-name="T6">Creating And assigning roles in Jenkins</text:span></text:p>
      <text:p text:style-name="P13"/>
      <text:p text:style-name="P13">Step 1: Go to manage Jenkins</text:p>
      <text:p text:style-name="P13"/>
      <text:p text:style-name="P13">Step 2: Enable RoleBasedAuthoriazation plugins in plugins menu.</text:p>
      <text:p text:style-name="P13"/>
      <text:p text:style-name="P5"><text:span text:style-name="T7">Step 3: </text:span><text:span text:style-name="T9">G</text:span><text:span text:style-name="T7">o to security settings -&gt; Authorization dropdown -&gt; Role Based Strategy </text:span></text:p>
      <text:p text:style-name="P13"><text:tab/> <text:s/>and save. </text:p>
      <text:p text:style-name="P13"/>
      <text:p text:style-name="P13">Step 4: Create multiple users.</text:p>
      <text:p text:style-name="P12"/>
      <text:p text:style-name="P13">Step 5: <text:span text:style-name="T16">G</text:span>o to manage and assign roles -&gt; create a user in Global roles with <text:tab/>overall <text:span text:style-name="T14">READ </text:span>permission.(eg: jenkins-users)</text:p>
      <text:p text:style-name="P13"/>
      <text:p text:style-name="P13">Step 6: <text:span text:style-name="T16">U</text:span>nder item roles, create roles for a project(eg: project1-admin) <text:span text:style-name="T15">and set <text:tab/>permissions</text:span>, under pattern(eg: project1.*) and save.</text:p>
      <text:p text:style-name="P13"/>
      <text:p text:style-name="P13">Step 7: <text:span text:style-name="T16">G</text:span>o to assign role, add users to global roles and give permsission for jenkins-users.</text:p>
      <text:p text:style-name="P13"/>
      <text:p text:style-name="P14">Step 8: <text:span text:style-name="T16">U</text:span>nder item roles, add users and set permissions accordingly and save.</text:p>
      <text:p text:style-name="P14"><text:soft-page-break/></text:p>
      <text:p text:style-name="P14">Step 9: Verify your <text:span text:style-name="T16">configurations by logging in with different users.</text:span></text:p>
      <text:p text:style-name="P13"/>
      <text:p text:style-name="P13"/>
      <text:p text:style-name="P5">--&gt; Changing default port number on Jenkins</text:p>
      <text:p text:style-name="P17"/>
      <text:p text:style-name="P17"/>
      <text:p text:style-name="P15">Step 1: In command prompt, go to the path where the service file is located.</text:p>
      <text:p text:style-name="P15"/>
      <text:list xml:id="list600674730" text:style-name="L4">
        <text:list-item>
          <text:p text:style-name="P24">sudo vim /lib/systemd/system/jenkins.service</text:p>
        </text:list-item>
        <text:list-item>
          <text:p text:style-name="P29"><text:span text:style-name="T8">f</text:span><text:span text:style-name="T7">ind </text:span><text:span text:style-name="T12">Environment= “JENKINS_PORT=8080” </text:span><text:span text:style-name="T10">and change the port number and save.</text:span></text:p>
          <text:p text:style-name="P27"/>
        </text:list-item>
      </text:list>
      <text:p text:style-name="P13"/>
      <text:p text:style-name="P15">Step 2: <text:span text:style-name="T17">After updating config file reload using the below command.</text:span></text:p>
      <text:p text:style-name="P15"/>
      <text:list xml:id="list2028021317" text:style-name="L5">
        <text:list-item>
          <text:p text:style-name="P25">sudo systemctl daemon-reload</text:p>
        </text:list-item>
      </text:list>
      <text:p text:style-name="P13"/>
      <text:p text:style-name="P18"><text:span text:style-name="T18">N</text:span><text:span text:style-name="T19">OTE:</text:span><text:span text:style-name="T11">If you edit a service file and restart Jenkins </text:span><text:span text:style-name="Emphasis"><text:span text:style-name="T11">without</text:span></text:span><text:span text:style-name="T11"> running </text:span><text:span text:style-name="Source_20_Text"><text:span text:style-name="T11">daemon-reload</text:span></text:span><text:span text:style-name="T11">, systemd will still use the </text:span><text:span text:style-name="Strong_20_Emphasis"><text:span text:style-name="T13">old configuration</text:span></text:span><text:span text:style-name="T11"> — your port change (or any other edit) won’t take effect.</text:span></text:p>
      <text:p text:style-name="P13"/>
      <text:p text:style-name="P16">Step 3: Restart the jenkins service.</text:p>
      <text:p text:style-name="P16"/>
      <text:list xml:id="list3105978236" text:style-name="L6">
        <text:list-item>
          <text:p text:style-name="P26">sudo systemctl restart jenkins</text:p>
        </text:list-item>
      </text:list>
      <text:p text:style-name="P13"/>
      <text:list xml:id="list160128968402101" text:continue-numbering="true" text:style-name="L6">
        <text:list-item>
          <text:p text:style-name="P26">jenkins</text:p>
        </text:list-item>
      </text:list>
      <text:p text:style-name="P16"/>
      <text:p text:style-name="P16">Step 4: Open browser and access jenkins dashboard using the updated port number.</text:p>
      <text:p text:style-name="P16"/>
      <text:list xml:id="list1598151294" text:style-name="L7">
        <text:list-item>
          <text:p text:style-name="P28"><text:a xlink:type="simple" xlink:href="http://localhost:8055/" text:style-name="Internet_20_link" text:visited-style-name="Visited_20_Internet_20_Link">http://localhost:8055</text:a>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2T15:49:16.027445971</dc:date>
    <meta:editing-duration>PT1H32M44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80" meta:word-count="600" meta:character-count="3419" meta:non-whitespace-character-count="2914"/>
  </office:meta>
</office:document-meta>
</file>